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2.143cm" svg:y="1.889cm">
          <svg:title>Item</svg:title>
          <text:p text:style-name="P1">Item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905cm" svg:x="2.143cm" svg:y="6.588cm">
          <text:p text:style-name="P1">Product</text:p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048cm" svg:y1="6.588cm" svg:x2="4.048cm" svg:y2="3.794cm" draw:start-shape="id1" draw:start-glue-point="0" draw:end-shape="id2" draw:end-glue-point="2" svg:d="M4048 6588v-2794">
          <text:p text:style-name="P1"><text:span text:style-name="T1">extends</text:span></text:p>
        </draw:connector>
        <draw:custom-shape draw:style-name="gr1" draw:text-style-name="P1" xml:id="id3" draw:id="id3" draw:layer="layout" svg:width="3.81cm" svg:height="2.032cm" svg:x="4.81cm" svg:y="11.033cm">
          <text:p text:style-name="P1">Basket</text:p>
          <text:p text:style-name="P1"><text:span text:style-name="T1">quantity</text:span></text:p>
          <text:p text:style-name="P1"><text:span text:style-name="T1">product</text:span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17cm" svg:height="2.639cm" draw:transform="rotate (-0.014835298643136) translate (11.955cm 10.779cm)">
          <text:p text:style-name="P1"><text:span text:style-name="T2">User</text:span></text:p>
          <text:p text:style-name="P1"><text:span text:style-name="T1">name</text:span></text:p>
          <text:p text:style-name="P1"><text:span text:style-name="T1">surname</text:span></text:p>
          <text:p text:style-name="P1"><text:span text:style-name="T1">basket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6.715cm" svg:y1="11.033cm" svg:x2="4.048cm" svg:y2="8.493cm" draw:start-shape="id3" draw:start-glue-point="0" draw:end-shape="id1" draw:end-glue-point="2" svg:d="M6715 11033v-1270h-2667v-1270">
          <text:p text:style-name="P1"><text:span text:style-name="T1">has</text:span></text:p>
        </draw:connector>
        <draw:connector draw:style-name="gr2" draw:text-style-name="P2" draw:layer="layout" draw:type="lines" svg:x1="11.935cm" svg:y1="12.098cm" svg:x2="8.62cm" svg:y2="12.049cm" draw:start-shape="id4" draw:start-glue-point="3" draw:end-shape="id3" svg:d="M11935 12098h-520l-2294-49h-501">
          <text:p text:style-name="P1"><text:span text:style-name="T1">Uses</text:span></text:p>
        </draw:connector>
        <draw:connector draw:style-name="gr2" draw:text-style-name="P2" draw:layer="layout" draw:type="lines" svg:x1="13.863cm" svg:y1="10.807cm" svg:x2="5.953cm" svg:y2="7.54cm" draw:start-shape="id4" draw:start-glue-point="0" draw:end-shape="id1" draw:end-glue-point="1" svg:d="M13863 10807v-530l-7409-2737h-501">
          <text:p text:style-name="P1"><text:span text:style-name="T1">Uses</text:span></text:p>
        </draw:connector>
        <draw:custom-shape draw:style-name="gr1" draw:text-style-name="P1" xml:id="id5" draw:id="id5" draw:layer="layout" svg:width="5.08cm" svg:height="2.413cm" svg:x="10.271cm" svg:y="1.635cm">
          <text:p text:style-name="P1">Item Description</text:p>
          <text:p text:style-name="P1"><text:span text:style-name="T1">name</text:span></text:p>
          <text:p text:style-name="P1"><text:span text:style-name="T1">user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953cm" svg:y1="2.841cm" svg:x2="10.271cm" svg:y2="2.841cm" draw:start-shape="id2" draw:start-glue-point="1" draw:end-shape="id5" draw:end-glue-point="3" svg:d="M5953 2841h4318">
          <text:p text:style-name="P1"><text:span text:style-name="T1">Uses</text:span></text:p>
        </draw:connector>
        <draw:custom-shape draw:style-name="gr1" draw:text-style-name="P1" xml:id="id6" draw:id="id6" draw:layer="layout" svg:width="3.429cm" svg:height="3.175cm" svg:x="12.176cm" svg:y="15.9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824cm" svg:y1="13.446cm" svg:x2="13.89cm" svg:y2="15.986cm" draw:start-shape="id4" draw:start-glue-point="2" draw:end-shape="id6" draw:end-glue-point="0" svg:d="M13824 13446v1284h66v1256">
          <text:p text:style-name="P1"><text:span text:style-name="T1">has</text:span></text:p>
        </draw:connector>
        <draw:custom-shape draw:style-name="gr1" draw:text-style-name="P1" xml:id="id7" draw:id="id7" draw:layer="layout" svg:width="4.572cm" svg:height="2.032cm" svg:x="2.651cm" svg:y="16.113cm">
          <text:p text:style-name="P1">ProductHistory</text:p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651cm" svg:y1="17.129cm" svg:x2="2.143cm" svg:y2="7.54cm" draw:start-shape="id7" draw:start-glue-point="3" draw:end-shape="id1" draw:end-glue-point="3" svg:d="M2651 17129h-1009v-9589h501">
          <text:p text:style-name="P1"><text:span text:style-name="T1">ha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0-31T11:27:29.71</dc:date>
    <meta:editing-duration>PT4M36S</meta:editing-duration>
    <meta:editing-cycles>2</meta:editing-cycles>
    <meta:generator>OpenOffice/4.1.2$Win32 OpenOffice.org_project/412m3$Build-9782</meta:generator>
    <meta:document-statistic meta:object-count="14"/>
  </office:meta>
</office:document-meta>
</file>